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in"/>
    </style:style>
    <style:style style:name="Table1.B" style:family="table-column">
      <style:table-column-properties style:column-width="2.25in"/>
    </style:style>
    <style:style style:name="Table1.C" style:family="table-column">
      <style:table-column-properties style:column-width="3.1771in"/>
    </style:style>
    <style:style style:name="Table1.A1" style:family="table-cell">
      <style:table-cell-properties fo:padding="0in" fo:border="none"/>
    </style:style>
    <style:style style:name="Table1.A2" style:family="table-cell">
      <style:table-cell-properties fo:padding="0.0382in" fo:border-left="none" fo:border-right="none" fo:border-top="none" fo:border-bottom="0.5pt solid #000000"/>
    </style:style>
    <style:style style:name="P1" style:family="paragraph" style:parent-style-name="Standard">
      <style:text-properties style:font-name="Liberation Serif" fo:font-size="13pt" officeooo:rsid="000f151f" officeooo:paragraph-rsid="000f151f" style:font-size-asian="13pt" style:font-size-complex="13pt"/>
    </style:style>
    <style:style style:name="P2" style:family="paragraph" style:parent-style-name="Standard">
      <style:paragraph-properties fo:text-align="start" style:justify-single-word="false"/>
      <style:text-properties style:font-name="Liberation Serif" fo:font-size="13pt" fo:font-weight="bold" officeooo:rsid="00127975" officeooo:paragraph-rsid="00127975" style:font-size-asian="13pt" style:font-weight-asian="bold" style:font-size-complex="13pt" style:font-weight-complex="bold"/>
    </style:style>
    <style:style style:name="P3" style:family="paragraph" style:parent-style-name="Standard">
      <style:text-properties style:font-name="Liberation Serif" fo:font-size="13pt" fo:font-weight="bold" officeooo:rsid="00166c6e" officeooo:paragraph-rsid="00166c6e"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Liberation Serif" fo:font-size="13pt" style:text-underline-style="none" fo:font-weight="bold" officeooo:rsid="000f151f" officeooo:paragraph-rsid="000f151f"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Serif" fo:font-size="13pt" style:text-underline-style="none" fo:font-weight="normal" officeooo:rsid="0012cb3e" officeooo:paragraph-rsid="0012cb3e"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Liberation Serif" fo:font-size="13pt" style:text-underline-style="none" fo:font-weight="normal" officeooo:rsid="001398d0" officeooo:paragraph-rsid="001398d0"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fo:font-weight="normal" officeooo:rsid="000f151f" officeooo:paragraph-rsid="000f151f"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fo:font-weight="normal" officeooo:rsid="000f151f" officeooo:paragraph-rsid="00127975"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fo:font-weight="normal" officeooo:rsid="00166c6e" officeooo:paragraph-rsid="00166c6e" style:font-size-asian="13pt" style:font-weight-asian="normal" style:font-size-complex="13pt" style:font-weight-complex="normal"/>
    </style:style>
    <style:style style:name="P10" style:family="paragraph" style:parent-style-name="Standard">
      <style:text-properties style:font-name="Liberation Serif" fo:font-size="13pt" fo:font-weight="normal" officeooo:rsid="00166c6e" officeooo:paragraph-rsid="00166c6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398d0" officeooo:paragraph-rsid="001398d0"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66c6e" officeooo:paragraph-rsid="00166c6e"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Liberation Serif" officeooo:paragraph-rsid="001398d0"/>
    </style:style>
    <style:style style:name="P14"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14b7ac" officeooo:paragraph-rsid="0014b7ac" style:font-weight-asian="bold" style:font-weight-complex="bold"/>
    </style:style>
    <style:style style:name="P15" style:family="paragraph" style:parent-style-name="Standard">
      <style:paragraph-properties fo:text-align="start" style:justify-single-word="false"/>
      <style:text-properties style:font-name="Liberation Serif" officeooo:rsid="0014b7ac" officeooo:paragraph-rsid="0014b7ac"/>
    </style:style>
    <style:style style:name="P16" style:family="paragraph" style:parent-style-name="Standard">
      <style:paragraph-properties fo:text-align="center" style:justify-single-word="false"/>
      <style:text-properties style:font-name="Liberation Serif" fo:font-size="22pt" fo:font-weight="bold" officeooo:rsid="00166c6e" officeooo:paragraph-rsid="00166c6e" style:font-size-asian="22pt" style:font-weight-asian="bold" style:font-size-complex="22pt" style:font-weight-complex="bold"/>
    </style:style>
    <style:style style:name="P17" style:family="paragraph" style:parent-style-name="Standard">
      <style:text-properties style:font-name="Liberation Serif" fo:font-size="22pt" fo:font-weight="normal" officeooo:rsid="00166c6e" officeooo:paragraph-rsid="00166c6e" style:font-size-asian="22pt" style:font-weight-asian="normal" style:font-size-complex="22pt" style:font-weight-complex="normal"/>
    </style:style>
    <style:style style:name="P18" style:family="paragraph" style:parent-style-name="Standard">
      <style:paragraph-properties fo:text-align="start" style:justify-single-word="false"/>
      <style:text-properties style:font-name="Calibri" fo:font-size="11pt" fo:font-weight="bold" officeooo:rsid="000f151f" officeooo:paragraph-rsid="000f151f"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style:font-name="FreeSerif" fo:font-size="13pt" fo:font-weight="normal" officeooo:rsid="000f151f" officeooo:paragraph-rsid="00127975"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officeooo:paragraph-rsid="001398d0"/>
    </style:style>
    <style:style style:name="P21" style:family="paragraph" style:parent-style-name="Footer">
      <style:paragraph-properties fo:text-align="end" style:justify-single-word="false"/>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 fo:font-size="13pt" fo:font-weight="normal" officeooo:rsid="000f151f" officeooo:paragraph-rsid="000f151f" style:font-size-asian="13pt" style:font-weight-asian="normal" style:font-size-complex="13pt" style:font-weight-complex="normal"/>
    </style:style>
    <style:style style:name="P23" style:family="paragraph" style:parent-style-name="Standard">
      <style:paragraph-properties fo:text-align="start" style:justify-single-word="false" fo:break-before="page"/>
      <style:text-properties style:font-name="Liberation Serif" fo:font-size="13pt" fo:font-weight="normal" officeooo:rsid="00166c6e" officeooo:paragraph-rsid="00166c6e" style:font-size-asian="13pt" style:font-weight-asian="normal" style:font-size-complex="13pt" style:font-weight-complex="normal"/>
    </style:style>
    <style:style style:name="P24" style:family="paragraph" style:parent-style-name="Standard">
      <style:paragraph-properties fo:text-align="start" style:justify-single-word="false" fo:break-before="page"/>
      <style:text-properties style:font-name="Liberation Serif" fo:font-size="13pt" style:text-underline-style="solid" style:text-underline-width="auto" style:text-underline-color="font-color" fo:font-weight="bold" officeooo:rsid="001398d0" officeooo:paragraph-rsid="001398d0"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Liberation Serif" fo:font-size="13pt" style:text-underline-style="none" fo:font-weight="bold" officeooo:rsid="000f151f" officeooo:paragraph-rsid="000f151f"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0edb8" officeooo:paragraph-rsid="000f151f"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Liberation Serif" fo:font-size="13pt" fo:font-weight="normal" officeooo:rsid="0010edb8" officeooo:paragraph-rsid="000f151f" style:font-size-asian="13pt" style:font-weight-asian="normal" style:font-size-complex="13pt" style:font-weight-complex="normal"/>
    </style:style>
    <style:style style:name="P28" style:family="paragraph" style:parent-style-name="Standard" style:list-style-name="L3">
      <style:paragraph-properties fo:text-align="start" style:justify-single-word="false"/>
      <style:text-properties style:font-name="Liberation Serif" fo:font-size="13pt" fo:font-weight="normal" officeooo:rsid="0012cb3e" officeooo:paragraph-rsid="000f151f" style:font-size-asian="13pt" style:font-weight-asian="normal" style:font-size-complex="13pt" style:font-weight-complex="normal"/>
    </style:style>
    <style:style style:name="P29" style:family="paragraph" style:parent-style-name="Standard" style:list-style-name="L3">
      <style:paragraph-properties fo:text-align="start" style:justify-single-word="false"/>
      <style:text-properties style:font-name="Liberation Serif" fo:font-size="13pt" fo:font-weight="normal" officeooo:rsid="00127975" officeooo:paragraph-rsid="000f151f" style:font-size-asian="13pt" style:font-weight-asian="normal" style:font-size-complex="13pt" style:font-weight-complex="normal"/>
    </style:style>
    <style:style style:name="P30" style:family="paragraph" style:parent-style-name="Standard" style:list-style-name="L3">
      <style:paragraph-properties fo:text-align="start" style:justify-single-word="false"/>
      <style:text-properties style:font-name="Liberation Serif" fo:font-size="13pt" fo:font-weight="normal" officeooo:rsid="00127975" officeooo:paragraph-rsid="00127975" style:font-size-asian="13pt" style:font-weight-asian="normal" style:font-size-complex="13pt" style:font-weight-complex="normal"/>
    </style:style>
    <style:style style:name="P31" style:family="paragraph" style:parent-style-name="Standard">
      <style:text-properties style:font-name="Liberation Serif" fo:font-size="13pt" fo:font-weight="normal" officeooo:rsid="0019d675" officeooo:paragraph-rsid="00166c6e" style:font-size-asian="13pt" style:font-weight-asian="normal" style:font-size-complex="13pt" style:font-weight-complex="normal"/>
    </style:style>
    <style:style style:name="P32" style:family="paragraph" style:parent-style-name="Standard">
      <style:text-properties style:font-name="Liberation Serif" fo:font-size="13pt" fo:font-weight="normal" officeooo:rsid="0019d675" officeooo:paragraph-rsid="0019d675"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Liberation Serif" fo:font-size="13pt" fo:font-weight="normal" officeooo:rsid="00166c6e" officeooo:paragraph-rsid="00166c6e" style:font-size-asian="11.3500003814697pt" style:font-weight-asian="normal" style:font-size-complex="13pt" style:font-weight-complex="normal"/>
    </style:style>
    <style:style style:name="P34" style:family="paragraph" style:parent-style-name="Standard">
      <style:text-properties style:font-name="Liberation Serif" fo:font-size="13pt" fo:font-weight="normal" officeooo:rsid="00166c6e" officeooo:paragraph-rsid="00166c6e" style:font-size-asian="11.3500003814697pt" style:font-weight-asian="normal" style:font-size-complex="13pt" style:font-weight-complex="normal"/>
    </style:style>
    <style:style style:name="P35" style:family="paragraph" style:parent-style-name="Standard">
      <style:text-properties style:font-name="Liberation Serif" fo:font-size="13pt" fo:font-weight="normal" officeooo:rsid="00166c6e" officeooo:paragraph-rsid="0017cafe" style:font-size-asian="11.3500003814697pt" style:font-weight-asian="normal" style:font-size-complex="13pt" style:font-weight-complex="normal"/>
    </style:style>
    <style:style style:name="P36" style:family="paragraph" style:parent-style-name="Standard">
      <style:text-properties style:font-name="Liberation Serif" fo:font-size="13pt" fo:font-weight="bold" officeooo:rsid="0017cafe" officeooo:paragraph-rsid="0017cafe" style:font-size-asian="11.3500003814697pt" style:font-weight-asian="bold" style:font-size-complex="13pt" style:font-weight-complex="bold"/>
    </style:style>
    <style:style style:name="P37" style:family="paragraph" style:parent-style-name="Standard">
      <style:paragraph-properties fo:text-align="center" style:justify-single-word="false"/>
      <style:text-properties style:font-name="Calibri" fo:font-size="24pt" fo:font-weight="bold" officeooo:rsid="000f151f" officeooo:paragraph-rsid="000f151f" style:font-size-asian="24pt" style:font-weight-asian="bold" style:font-size-complex="24pt" style:font-weight-complex="bold"/>
    </style:style>
    <style:style style:name="P38" style:family="paragraph" style:parent-style-name="Standard" style:list-style-name="L1">
      <style:paragraph-properties fo:margin-left="0.9846in" fo:margin-right="0in" fo:text-align="start" style:justify-single-word="false" fo:text-indent="-0.25in" style:auto-text-indent="false"/>
      <style:text-properties style:font-name="Liberation Serif" fo:font-size="13pt" fo:font-weight="normal" officeooo:rsid="000f151f" officeooo:paragraph-rsid="000f151f" style:font-size-asian="13pt" style:font-weight-asian="normal" style:font-size-complex="13pt" style:font-weight-complex="normal"/>
    </style:style>
    <style:style style:name="P39" style:family="paragraph" style:parent-style-name="Standard" style:list-style-name="L1">
      <style:paragraph-properties fo:margin-left="0.9846in" fo:margin-right="0in" fo:text-align="start" style:justify-single-word="false" fo:text-indent="-0.25in" style:auto-text-indent="false"/>
      <style:text-properties style:font-name="Liberation Serif" fo:font-size="13pt" fo:font-weight="normal" officeooo:rsid="0014b7ac" officeooo:paragraph-rsid="0014b7ac" style:font-size-asian="13pt" style:font-weight-asian="normal" style:font-size-complex="13pt" style:font-weight-complex="normal"/>
    </style:style>
    <style:style style:name="P40" style:family="paragraph" style:parent-style-name="Standard" style:list-style-name="L2" style:master-page-name="">
      <loext:graphic-properties draw:fill="none"/>
      <style:paragraph-properties fo:margin-left="1in" fo:margin-right="0in" fo:text-align="start" style:justify-single-word="false" fo:text-indent="-0.25in" style:auto-text-indent="false" style:page-number="auto" fo:background-color="transparent"/>
      <style:text-properties style:font-name="Liberation Serif" fo:font-size="13pt" officeooo:rsid="000f151f" officeooo:paragraph-rsid="000f151f" style:font-size-asian="13pt" style:font-size-complex="13pt"/>
    </style:style>
    <style:style style:name="T1" style:family="text">
      <style:text-properties officeooo:rsid="00180c6f"/>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f151f"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2cb3e"/>
    </style:style>
    <style:style style:name="T6" style:family="text">
      <style:text-properties officeooo:rsid="00127975"/>
    </style:style>
    <style:style style:name="T7" style:family="text">
      <style:text-properties fo:font-size="13pt" style:font-size-asian="11.3500003814697pt" style:font-size-complex="13pt"/>
    </style:style>
    <style:style style:name="T8" style:family="text">
      <style:text-properties fo:font-size="13pt" officeooo:rsid="0017cafe" style:font-size-asian="11.3500003814697pt" style:font-size-complex="13pt"/>
    </style:style>
    <style:style style:name="T9" style:family="text">
      <style:text-properties fo:font-size="13pt" style:text-underline-style="none" fo:font-weight="normal" officeooo:rsid="001398d0" style:font-size-asian="13pt" style:font-weight-asian="normal" style:font-size-complex="13pt" style:font-weight-complex="normal"/>
    </style:style>
    <style:style style:name="T10" style:family="text">
      <style:text-properties fo:font-size="13pt" style:text-underline-style="none" fo:font-weight="normal" officeooo:rsid="0014b7ac" style:font-size-asian="13pt" style:font-weight-asian="normal" style:font-size-complex="13pt" style:font-weight-complex="normal"/>
    </style:style>
    <style:style style:name="T11" style:family="text">
      <style:text-properties officeooo:rsid="0014b7ac"/>
    </style:style>
    <style:style style:name="T12" style:family="text">
      <style:text-properties style:font-name="Liberation Serif"/>
    </style:style>
    <style:style style:name="T13" style:family="text">
      <style:text-properties style:font-name="Liberation Serif" officeooo:rsid="00127975"/>
    </style:style>
    <style:style style:name="T14" style:family="text">
      <style:text-properties style:font-name="Liberation Serif" fo:font-size="13pt" style:text-underline-style="none" fo:font-weight="normal" officeooo:rsid="001398d0" style:font-size-asian="13pt" style:font-weight-asian="normal" style:font-size-complex="13pt" style:font-weight-complex="normal"/>
    </style:style>
    <style:style style:name="T15" style:family="text">
      <style:text-properties style:font-name="Liberation Serif" fo:font-size="13pt" style:font-size-asian="13pt" style:font-size-complex="13pt"/>
    </style:style>
    <style:style style:name="T16" style:family="text">
      <style:text-properties style:font-name="Liberation Serif" fo:font-size="13pt" officeooo:rsid="001398d0" style:font-size-asian="13pt" style:font-size-complex="13pt"/>
    </style:style>
    <style:style style:name="T17" style:family="text">
      <style:text-properties style:font-name="Liberation Serif" fo:font-size="13pt" style:text-underline-style="solid" style:text-underline-width="auto" style:text-underline-color="font-color" fo:font-weight="bold" officeooo:rsid="001398d0" style:font-size-asian="13pt" style:font-weight-asian="bold" style:font-size-complex="13pt" style:font-weight-complex="bold"/>
    </style:style>
    <style:style style:name="T18" style:family="text">
      <style:text-properties style:font-name="Liberation Serif" fo:font-size="13pt" fo:font-style="normal" style:text-underline-style="solid" style:text-underline-width="auto" style:text-underline-color="font-color" fo:font-weight="bold" officeooo:rsid="001398d0" style:font-size-asian="13pt" style:font-style-asian="normal" style:font-weight-asian="bold" style:font-size-complex="13pt" style:font-style-complex="normal" style:font-weight-complex="bold"/>
    </style:style>
    <style:style style:name="T19" style:family="text">
      <style:text-properties officeooo:rsid="0019d67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one Project: Part 1</text:p>
      <text:p text:style-name="P18"/>
      <text:p text:style-name="P4">What we got to work:</text:p>
      <text:list xml:id="list1268178124" text:style-name="L1">
        <text:list-item>
          <text:p text:style-name="P38">Installed Ubuntu v19.04 on my MS Windows <text:span text:style-name="T6">7 </text:span>laptop.</text:p>
        </text:list-item>
        <text:list-item>
          <text:p text:style-name="P38">Installed Python3, Pip, TelloPy and related dependencies.</text:p>
        </text:list-item>
        <text:list-item>
          <text:p text:style-name="P38">Controlled Tello Drone with the laptop on Ubuntu.</text:p>
        </text:list-item>
        <text:list-item>
          <text:p text:style-name="P38">Controlled Tello Drone with PS4 controller via USB and Bluetooth.</text:p>
        </text:list-item>
        <text:list-item>
          <text:p text:style-name="P38">Controlled Tello Drone with Xbox controller via USB.</text:p>
        </text:list-item>
        <text:list-item>
          <text:p text:style-name="P38">Got camera working via mplayer.</text:p>
        </text:list-item>
        <text:list-item>
          <text:p text:style-name="P39">Wrote a Python script to test joystick input and report button/stick commands.</text:p>
        </text:list-item>
        <text:list-item>
          <text:p text:style-name="P38">Modified code to print customized flight data on console.</text:p>
        </text:list-item>
        <text:list-item>
          <text:p text:style-name="P38">Modified code to customize the PS4 controller for more intuitive controls.</text:p>
        </text:list-item>
        <text:list-item>
          <text:p text:style-name="P38">Modified code to allow user to program buttons for any controller.</text:p>
        </text:list-item>
      </text:list>
      <text:p text:style-name="P22"/>
      <text:p text:style-name="P4">What we tried hard but didn’t get to work:</text:p>
      <text:list xml:id="list2857875385" text:style-name="L2">
        <text:list-item>
          <text:p text:style-name="P40"><text:span text:style-name="T3">D</text:span><text:span text:style-name="T2">id not get keyboard controls working on Windows OS.</text:span></text:p>
        </text:list-item>
      </text:list>
      <text:p text:style-name="P7"/>
      <text:p text:style-name="P4">Tutorial:</text:p>
      <text:p text:style-name="P26">Install Ubuntu as a second OS:</text:p>
      <text:p text:style-name="P27">While installing Ubuntu wasn’t too troublesome, it was time-consuming. The main steps include:</text:p>
      <text:list xml:id="list3882090668" text:style-name="L3">
        <text:list-item>
          <text:p text:style-name="P28">Backup your hard drive (or at a minimum your personal files)</text:p>
        </text:list-item>
        <text:list-item>
          <text:p text:style-name="P29">Make a new partition on your hard drive to hold Ubuntu</text:p>
        </text:list-item>
        <text:list-item>
          <text:p text:style-name="P29">Create a bootable Ubuntu installation disk</text:p>
        </text:list-item>
        <text:list-item>
          <text:p text:style-name="P30">Install Ubuntu</text:p>
        </text:list-item>
      </text:list>
      <text:p text:style-name="P8"/>
      <text:p text:style-name="P19"><text:span text:style-name="T13">This site </text:span><text:a xlink:type="simple" xlink:href="https://www.lifewire.com/ultimate-windows-7-ubuntu-linux-dual-boot-guide-2200653" text:style-name="Internet_20_link" text:visited-style-name="Visited_20_Internet_20_Link"><text:span text:style-name="T13">Ultimate Windows 7-Ubuntu Dual Boot Guide</text:span></text:a><text:span text:style-name="T12"> </text:span><text:span text:style-name="T13">is a great reference. The only hiccup I had is that I originally created the bootable Ubuntu flash drive using the .iso image that comes with USB Installer utility and it did not work. Once I downloaded the official .iso image from </text:span><text:a xlink:type="simple" xlink:href="http://ubuntu.com/" text:style-name="Internet_20_link" text:visited-style-name="Visited_20_Internet_20_Link"><text:span text:style-name="T13">Ubuntu</text:span></text:a><text:span text:style-name="T13"> <text:s/>and created to bootable flash drive from that, things progressed smoothly.</text:span></text:p>
      <text:p text:style-name="P8"/>
      <text:p text:style-name="P2"><text:span text:style-name="T4">Install </text:span><text:span text:style-name="T5">Python3 and Pip3:</text:span></text:p>
      <text:p text:style-name="P5">For my first attempt to install pythons package manager, pip, I used the command “sudo apt install python-pip”. I then proceeded to install TelloPy and related libraries. While I got the keyboard working, I could not get the joystick working and finally realized that I was using an older version of python and pip that was causing trouble with the pygame library that handles joystick communication.</text:p>
      <text:p text:style-name="P5"/>
      <text:p text:style-name="P6">So it is important to install the most recent stable version of both Python and Pip (currently I’m using Python 3.7.3 and Pip 18.1). </text:p>
      <text:p text:style-name="P24"/>
      <text:p text:style-name="P11">Install TelloPy:</text:p>
      <text:p text:style-name="P20"><text:span text:style-name="T14">The </text:span><text:a xlink:type="simple" xlink:href="https://github.com/hanyazou/TelloPy" text:style-name="Internet_20_link" text:visited-style-name="Visited_20_Internet_20_Link">TelloPy</text:a><text:span text:style-name="T14"> library can be installed with “</text:span><text:span text:style-name="Source_20_Text"><text:span text:style-name="T15">pip install tellopy” </text:span></text:span><text:span text:style-name="Source_20_Text"><text:span text:style-name="T16">(or pip3 depending on your python version). But I do recommend cloning the TelloPy repository and building it from source so you can get the development version 0.7.0. It seems to handle logging better and produced fewer error messages than the most recent released version (0.6.0).</text:span></text:span></text:p>
      <text:p text:style-name="P20"><text:span text:style-name="Source_20_Text"><text:span text:style-name="T16"/></text:span></text:p>
      <text:p text:style-name="P20"><text:span text:style-name="Source_20_Text"><text:span text:style-name="T17">Install TelloPy Dependencies:</text:span></text:span></text:p>
      <text:p text:style-name="P20"><text:span text:style-name="Source_20_Text"><text:span text:style-name="T16">The required dependencies can be found on the </text:span></text:span><text:a xlink:type="simple" xlink:href="https://github.com/hanyazou/TelloPy" text:style-name="Internet_20_link" text:visited-style-name="Visited_20_Internet_20_Link"><text:span text:style-name="Source_20_Text">TelloPy</text:span></text:a><text:span text:style-name="Source_20_Text"><text:span text:style-name="T14"> <text:s/>GitHub site. While I original had trouble installing the ‘av’ package, once I updated to the current versions of python and pip, I had no further trouble.</text:span></text:span></text:p>
      <text:p text:style-name="P20"><text:span text:style-name="Source_20_Text"><text:span text:style-name="T14"/></text:span></text:p>
      <text:p text:style-name="P20"><text:span text:style-name="Source_20_Text"><text:span text:style-name="T18">Install mplayer:</text:span></text:span></text:p>
      <text:p text:style-name="P13"><text:span text:style-name="T9">You can install the mplayer video player </text:span><text:span text:style-name="T10">with the command “</text:span>sudo apt install mplayer”. <text:span text:style-name="T11">I originally tried a highly recommended video player, VLC media player, but only got black and white video. Once I installed mplayer, I was able to get full color video.</text:span></text:p>
      <text:p text:style-name="P13"/>
      <text:p text:style-name="P14">Run TelloPy example scripts:</text:p>
      <text:p text:style-name="P15">At this point you should have everything you need to run the TelloPy example scripts found in the TelloPy installation directory. There is a one for simple takeoff; one for keyboard and video; and one for joystick and video. The scripts include keyboard and joystick mappings in the comments and code.</text:p>
      <text:p text:style-name="P15"/>
      <text:p text:style-name="P14">Notes on Joystick Use:</text:p>
      <text:p text:style-name="P15">If you receive a message saying “no supported joystick found”, you will need to determine the name of the controller and modify the python script. The controller name is typically printed with the error message. In the ‘main’ function of the script there is a series of if/else statements that are used to identify your joystick. Add your joystick name to the appropriate list of joysticks and your joystick should be recognized.</text:p>
      <text:p text:style-name="P15"/>
      <text:p text:style-name="P14">Joystick customization:</text:p>
      <text:p text:style-name="P15">I wrote a simple Python script to test they joystick is successfully connected to the computer and to find the button numbers, axis numbers and axis values. This helped me to customize the controls and map different commands to the joystick.</text:p>
      <text:p text:style-name="P15"/>
      <text:p text:style-name="P15">My partner, Xavier modified the code such that, it will prompt you to push the joystick button you want to use for specific functions.</text:p>
      <text:p text:style-name="P6"/>
      <text:p text:style-name="P12">Data output:</text:p>
      <text:p text:style-name="P9">By default, the joystick example script will print basic flight data. Additional flight data is available and the output can be customized by modifying the ‘handler’ function to print the desired data. Below is reference information to show what information is made available.</text:p>
      <text:p text:style-name="P23"/>
      <text:p text:style-name="P16">Tello Drone and TelloPy Reference Information</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3">INPUT EVENTS:</text:p>
          </table:table-cell>
          <table:table-cell table:style-name="Table1.A1" office:value-type="string">
            <text:p text:style-name="P3"/>
          </table:table-cell>
          <table:table-cell table:style-name="Table1.A1" office:value-type="string">
            <text:p text:style-name="P3"/>
          </table:table-cell>
        </table:table-row>
        <table:table-row>
          <table:table-cell table:style-name="Table1.A2" office:value-type="string">
            <text:p text:style-name="P3">Event Number</text:p>
          </table:table-cell>
          <table:table-cell table:style-name="Table1.A2" office:value-type="string">
            <text:p text:style-name="P3">Event Enum</text:p>
          </table:table-cell>
          <table:table-cell table:style-name="Table1.A2" office:value-type="string">
            <text:p text:style-name="P3">Event Data</text:p>
          </table:table-cell>
        </table:table-row>
        <table:table-row>
          <table:table-cell table:style-name="Table1.A1" office:value-type="string">
            <text:p text:style-name="P10">2</text:p>
          </table:table-cell>
          <table:table-cell table:style-name="Table1.A1" office:value-type="string">
            <text:p text:style-name="P10"><text:bookmark-start text:name="__DdeLink__457_2951068243"/>KEYDOWN<text:bookmark-end text:name="__DdeLink__457_2951068243"/></text:p>
          </table:table-cell>
          <table:table-cell table:style-name="Table1.A1" office:value-type="string">
            <text:p text:style-name="P10">key, mod, unicode, scancode</text:p>
          </table:table-cell>
        </table:table-row>
        <table:table-row>
          <table:table-cell table:style-name="Table1.A1" office:value-type="string">
            <text:p text:style-name="P10">3</text:p>
          </table:table-cell>
          <table:table-cell table:style-name="Table1.A1" office:value-type="string">
            <text:p text:style-name="P10"><text:bookmark-start text:name="__DdeLink__459_2951068243"/>KEYUP<text:bookmark-end text:name="__DdeLink__459_2951068243"/></text:p>
          </table:table-cell>
          <table:table-cell table:style-name="Table1.A1" office:value-type="string">
            <text:p text:style-name="P10">key, mod</text:p>
          </table:table-cell>
        </table:table-row>
        <table:table-row>
          <table:table-cell table:style-name="Table1.A1" office:value-type="string">
            <text:p text:style-name="P10">4</text:p>
          </table:table-cell>
          <table:table-cell table:style-name="Table1.A1" office:value-type="string">
            <text:p text:style-name="P10"><text:bookmark-start text:name="__DdeLink__461_2951068243"/>MOUSEMOTION<text:bookmark-end text:name="__DdeLink__461_2951068243"/></text:p>
          </table:table-cell>
          <table:table-cell table:style-name="Table1.A1" office:value-type="string">
            <text:p text:style-name="P10">pos, rel, buttons</text:p>
          </table:table-cell>
        </table:table-row>
        <table:table-row>
          <table:table-cell table:style-name="Table1.A1" office:value-type="string">
            <text:p text:style-name="P10">5</text:p>
          </table:table-cell>
          <table:table-cell table:style-name="Table1.A1" office:value-type="string">
            <text:p text:style-name="P10">MOUSEBUTTON<text:span text:style-name="T19">DOWN</text:span></text:p>
          </table:table-cell>
          <table:table-cell table:style-name="Table1.A1" office:value-type="string">
            <text:p text:style-name="P10">pos, button</text:p>
          </table:table-cell>
        </table:table-row>
        <table:table-row>
          <table:table-cell table:style-name="Table1.A1" office:value-type="string">
            <text:p text:style-name="P10">6</text:p>
          </table:table-cell>
          <table:table-cell table:style-name="Table1.A1" office:value-type="string">
            <text:p text:style-name="P10"><text:bookmark-start text:name="__DdeLink__443_2951068243"/>MOUSEBUTTON<text:bookmark-end text:name="__DdeLink__443_2951068243"/><text:span text:style-name="T19">UP</text:span></text:p>
          </table:table-cell>
          <table:table-cell table:style-name="Table1.A1" office:value-type="string">
            <text:p text:style-name="P10">pos, button</text:p>
          </table:table-cell>
        </table:table-row>
        <table:table-row>
          <table:table-cell table:style-name="Table1.A1" office:value-type="string">
            <text:p text:style-name="P10">7</text:p>
          </table:table-cell>
          <table:table-cell table:style-name="Table1.A1" office:value-type="string">
            <text:p text:style-name="P10"><text:bookmark-start text:name="__DdeLink__423_2951068243"/>JOYAXISMOTION<text:bookmark-end text:name="__DdeLink__423_2951068243"/></text:p>
          </table:table-cell>
          <table:table-cell table:style-name="Table1.A1" office:value-type="string">
            <text:p text:style-name="P10">joy, axis, value</text:p>
          </table:table-cell>
        </table:table-row>
        <table:table-row>
          <table:table-cell table:style-name="Table1.A1" office:value-type="string">
            <text:p text:style-name="P10">8</text:p>
          </table:table-cell>
          <table:table-cell table:style-name="Table1.A1" office:value-type="string">
            <text:p text:style-name="P10"><text:bookmark-start text:name="__DdeLink__425_2951068243"/><text:bookmark-start text:name="__DdeLink__445_2951068243"/>JOYBALLMOTION<text:bookmark-end text:name="__DdeLink__425_2951068243"/><text:bookmark-end text:name="__DdeLink__445_2951068243"/></text:p>
          </table:table-cell>
          <table:table-cell table:style-name="Table1.A1" office:value-type="string">
            <text:p text:style-name="P10">joy, ball, rel</text:p>
          </table:table-cell>
        </table:table-row>
        <table:table-row>
          <table:table-cell table:style-name="Table1.A1" office:value-type="string">
            <text:p text:style-name="P10">9</text:p>
          </table:table-cell>
          <table:table-cell table:style-name="Table1.A1" office:value-type="string">
            <text:p text:style-name="P10"><text:bookmark-start text:name="__DdeLink__427_2951068243"/><text:bookmark-start text:name="__DdeLink__447_2951068243"/>JOYHATMOTION<text:bookmark-end text:name="__DdeLink__427_2951068243"/><text:bookmark-end text:name="__DdeLink__447_2951068243"/></text:p>
          </table:table-cell>
          <table:table-cell table:style-name="Table1.A1" office:value-type="string">
            <text:p text:style-name="P10">joy, hat, value</text:p>
          </table:table-cell>
        </table:table-row>
        <table:table-row>
          <table:table-cell table:style-name="Table1.A1" office:value-type="string">
            <text:p text:style-name="P10">10</text:p>
          </table:table-cell>
          <table:table-cell table:style-name="Table1.A1" office:value-type="string">
            <text:p text:style-name="P10"><text:bookmark-start text:name="__DdeLink__429_2951068243"/>JOYBUTTON<text:bookmark-end text:name="__DdeLink__429_2951068243"/><text:span text:style-name="T19">DOWN</text:span></text:p>
          </table:table-cell>
          <table:table-cell table:style-name="Table1.A1" office:value-type="string">
            <text:p text:style-name="P10">joy, button</text:p>
          </table:table-cell>
        </table:table-row>
        <table:table-row>
          <table:table-cell table:style-name="Table1.A1" office:value-type="string">
            <text:p text:style-name="P10">11</text:p>
          </table:table-cell>
          <table:table-cell table:style-name="Table1.A1" office:value-type="string">
            <text:p text:style-name="P10">JOYBUTTON<text:span text:style-name="T19">UP</text:span></text:p>
          </table:table-cell>
          <table:table-cell table:style-name="Table1.A1" office:value-type="string">
            <text:p text:style-name="P10">joy, button</text:p>
          </table:table-cell>
        </table:table-row>
        <table:table-row>
          <table:table-cell table:style-name="Table1.A1" office:value-type="string">
            <text:p text:style-name="P32">12</text:p>
          </table:table-cell>
          <table:table-cell table:style-name="Table1.A1" office:value-type="string">
            <text:p text:style-name="P32">QUIT</text:p>
          </table:table-cell>
          <table:table-cell table:style-name="Table1.A1" office:value-type="string">
            <text:p text:style-name="P32">none</text:p>
          </table:table-cell>
        </table:table-row>
      </table:table>
      <text:p text:style-name="P34"/>
      <text:p text:style-name="P36">FLIGHT DATA PROPERTIES:</text:p>
      <text:p text:style-name="P34">{</text:p>
      <text:p text:style-name="P17"><text:span text:style-name="T7"><text:tab/>'battery_low': 0,</text:span><text:span text:style-name="T8"> <text:tab/><text:tab/>‘</text:span><text:span text:style-name="T7">battery_lower': 0, <text:tab/><text:tab/><text:tab/>'battery_percentage': 69,</text:span></text:p>
      <text:p text:style-name="P34"><text:tab/>'battery_state': 0,<text:tab/><text:tab/>'camera_state': 0,<text:tab/><text:tab/><text:tab/>'down_visual_state': 0,</text:p>
      <text:p text:style-name="P34"><text:tab/>'drone_battery_left': 0, <text:tab/>'drone_fly_time_left': -61591,<text:tab/>'drone_hover': 0,</text:p>
      <text:p text:style-name="P34"><text:tab/>'em_open': 0,<text:tab/><text:tab/><text:tab/>'em_sky': 0,<text:tab/><text:tab/><text:tab/><text:tab/>'em_ground': 0,</text:p>
      <text:p text:style-name="P34"><text:tab/>'east_speed': 0,<text:tab/><text:tab/>'electrical_machinery_state': 0,<text:tab/>'factory_mode': 0,</text:p>
      <text:p text:style-name="P35"><text:tab/>'fly_mode': 6, '<text:tab/><text:tab/>fly_speed': 0, <text:tab/><text:tab/><text:tab/>'fly_time': 106, </text:p>
      <text:p text:style-name="P35"><text:tab/>'front_in': 0, <text:tab/><text:tab/><text:tab/>'front_lsc': 0, <text:tab/><text:tab/><text:tab/><text:tab/>'front_out': 0, <text:tab/>'gravity_state': 0, <text:tab/><text:tab/>'ground_speed': 0, <text:tab/><text:tab/><text:tab/>'height': 0, <text:tab/>'imu_calibration_state': 0, <text:tab/>'imu_state': 0, <text:tab/><text:tab/><text:tab/>'light_strength': 0, <text:tab/>'north_speed': 0, <text:tab/><text:tab/>'outage_recording': 0, <text:tab/><text:tab/>'power_state': 0, <text:tab/>'pressure_state': 0, <text:tab/><text:tab/>'smart_video_exit_mode': 0, <text:tab/>'temperature_height': 1, <text:tab/>'throw_fly_timer': 0, <text:tab/>'wifi_disturb': 0, <text:tab/><text:tab/><text:tab/>'wifi_strength': 0, <text:tab/>'wind_state': 0</text:p>
      <text:p text:style-name="P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Liberation Serif" fo:font-size="13pt" officeooo:rsid="000f151f" officeooo:paragraph-rsid="000f151f" style:font-size-asian="13pt" style:font-size-complex="13pt"/>
    </style:style>
    <style:style style:name="MP2" style:family="paragraph" style:parent-style-name="Footer">
      <style:paragraph-properties fo:text-align="end" style:justify-single-word="false"/>
    </style:style>
    <style:style style:name="MT1" style:family="text">
      <style:text-properties officeooo:rsid="00180c6f"/>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eremy Moore</text:p>
        <text:p text:style-name="MP1">COSC 480 Cloud Computing</text:p>
        <text:p text:style-name="MP1">Fall 2019</text:p>
      </style:header>
      <style:footer>
        <text:p text:style-name="MP2"><text:span text:style-name="MT1">Page </text:span><text:page-number text:select-page="current">2</text:page-number><text:s/><text:span text:style-name="MT1">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21:36:19.642445386</meta:creation-date>
    <dc:date>2019-09-15T15:09:17.009434760</dc:date>
    <meta:editing-duration>PT21M19S</meta:editing-duration>
    <meta:editing-cycles>5</meta:editing-cycles>
    <meta:generator>LibreOffice/6.2.6.2$Linux_X86_64 LibreOffice_project/20$Build-2</meta:generator>
    <meta:document-statistic meta:table-count="1" meta:image-count="0" meta:object-count="0" meta:page-count="3" meta:paragraph-count="92" meta:word-count="879" meta:character-count="5533" meta:non-whitespace-character-count="4698"/>
  </office:meta>
</office:document-meta>
</file>